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 draw:shadow="hidden"/>
    </style:style>
    <style:style style:name="pr2" style:family="presentation" style:parent-style-name="Standard-subtitle">
      <style:graphic-properties draw:fill-color="#ffffff" fo:min-height="11.24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subtitle">
      <style:graphic-properties draw:fill-color="#ffffff" fo:min-height="12.179cm"/>
    </style:style>
    <style:style style:name="pr8" style:family="presentation" style:parent-style-name="Standard-subtitle">
      <style:graphic-properties draw:fill-color="#ffffff" fo:min-height="16.255cm"/>
    </style:style>
    <style:style style:name="pr9" style:family="presentation" style:parent-style-name="Standard-subtitle">
      <style:graphic-properties draw:fill-color="#ffffff" fo:min-height="16.25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text-shadow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/>
    </style:style>
    <style:style style:name="T15" style:family="text">
      <style:text-properties fo:font-size="24pt" fo:font-weight="bold"/>
    </style:style>
    <style:style style:name="T16" style:family="text">
      <style:text-properties fo:font-size="24pt" fo:font-weight="normal"/>
    </style:style>
    <style:style style:name="T17" style:family="text">
      <style:text-properties fo:font-size="22pt" fo:font-weight="normal" style:font-size-asian="22pt" style:font-size-complex="22pt"/>
    </style:style>
    <style:style style:name="T18" style:family="text">
      <style:text-properties fo:font-size="32pt"/>
    </style:style>
    <style:style style:name="T19" style:family="text">
      <style:text-properties fo:font-size="32pt" fo:font-weight="bold"/>
    </style:style>
    <style:style style:name="T20" style:family="text">
      <style:text-properties fo:color="#dc2300" fo:font-size="28pt" style:font-size-asian="28pt" style:font-size-complex="28pt"/>
    </style:style>
    <style:style style:name="T2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 text:start-value="0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947cm" svg:x="1.4cm" svg:y="2.074cm" presentation:class="title" presentation:user-transformed="true">
          <draw:text-box>
            <text:p>Antonin Carette<text:tab/>,<text:line-break/><text:span text:style-name="T1">étudiant en 3ème année de Licence Informatique</text:span><text:span text:style-name="T1"><text:line-break/></text:span><text:span text:style-name="T1">antonin.carette@etudiant.univ-lille1.fr</text:span></text:p>
          </draw:text-box>
        </draw:frame>
        <draw:frame presentation:style-name="pr2" draw:text-style-name="P1" draw:layer="layout" svg:width="25.199cm" svg:height="11.245cm" svg:x="1.4cm" svg:y="6.555cm" presentation:class="subtitle" presentation:user-transformed="true">
          <draw:text-box>
            <text:p><text:span text:style-name="T2">Journée du Libre (12 Octobre 2013)</text:span></text:p>
            <text:p><text:span text:style-name="T3"/></text:p>
            <text:p><text:span text:style-name="T4">Atelier – Ligne de comma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5">Plan de l'atelier</text:span>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<text:s/>Introduction : Qu'est-ce-qu'un shell / terminal ?</text:p>
              </text:list-item>
            </text:list>
            <text:list text:style-name="L4">
              <text:list-item>
                <text:p><text:s/>Le terminal</text:p>
              </text:list-item>
              <text:list-item>
                <text:p><text:s/>Les commandes de base</text:p>
              </text:list-item>
              <text:list-item>
                <text:p><text:s/>Les flux de redirection</text:p>
              </text:list-item>
              <text:list-item>
                <text:p><text:s/>Conclusion</text:p>
                <text:p><text:s/>→ Bibliograph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625cm" svg:x="1.001cm" svg:y="8.035cm" presentation:class="title" presentation:user-transformed="true">
          <draw:text-box>
            <text:p>0. Qu'est-ce qu'un shell / terminal 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0. Qu'est-ce qu'un shell / terminal ?</text:p>
          </draw:text-box>
        </draw:frame>
        <draw:frame presentation:style-name="pr5" draw:layer="layout" svg:width="25.199cm" svg:height="12.179cm" svg:x="1.4cm" svg:y="5.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Un <text:span text:style-name="T5">shell</text:span> est un <text:span text:style-name="T5">programme</text:span> qui permet d’interagir avec l'ordinateur, sans passer par l'interface graphique, par l'intermédiaire de commandes spécifiques.<text:line-break/><text:line-break/>Un <text:span text:style-name="T5">terminal</text:span><text:span text:style-name="T6"> est, quant à lui, une émulation d'un shell en mode graphiq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0. Qu'est-ce qu'un shell / terminal ?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  <text:p><text:span text:style-name="T7"/></text:p>
            <text:p><text:span text:style-name="T7">Principal avantage</text:span> : reprendre le contrôle sur votre ordinateur !</text:p>
            <text:p/>
            <text:p>Cependant...<text:line-break/><text:line-break/>Nécessité de connaître les bonnes commandes, pour le type de shell utilisé (C Shell, Sh, Ksh, Bash, Zsh, etc...) !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1. Le terminal</text:p>
          </draw:text-box>
        </draw:frame>
        <draw:frame presentation:style-name="pr7" draw:layer="layout" svg:width="25.199cm" svg:height="12.179cm" svg:x="1.4cm" svg:y="4.914cm" presentation:class="subtitle">
          <draw:text-box>
            <text:p>La ligne de commande principale :</text:p>
            <text:p/>
            <text:p><text:span text:style-name="T8"><text:a xlink:href="mailto:IDENTIFIANT@NOM_DE_MACHINE" xlink:type="simple">IDENTIFIANT@NOM_DE_MACHINE</text:a></text:span><text:span text:style-name="T8">:~$</text:span></text:p>
            <text:p><text:s/></text:p>
            <text:p><text:s text:c="3"/>~ : répertoire actuel</text:p>
            <text:p><text:s text:c="3"/>$ : droits (utilisateur lambda ou <text:span text:style-name="T9">root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201cm" svg:y="0.894cm" presentation:class="title" presentation:user-transformed="true">
          <draw:text-box>
            <text:p>1. Le termin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10">Les petites astuces avant de commencer ...</text:span></text:p>
              </text:list-header>
              <text:list-item>
                <text:p>[TAB] → Permet d'autocompléter une commande, une exécution logicielle, un nom de fichier, etc...</text:p>
              </text:list-item>
              <text:list-item>
                <text:p>HAUT, BAS → Se souvenir quelles sont les dernières commandes tapées ; tout comme la commande `history`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1. Le terminal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11">À vos claviers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><text:span text:style-name="T12">2. Quelques commandes de b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3">2. Quelques commandes de base</text:span></text:p>
          </draw:text-box>
        </draw:frame>
        <draw:frame presentation:style-name="pr7" draw:layer="layout" svg:width="25.199cm" svg:height="12.179cm" svg:x="1.4cm" svg:y="6cm" presentation:class="subtitle" presentation:user-transformed="true">
          <draw:text-box>
            <text:p text:style-name="P7"><text:span text:style-name="T14">Le comportement d'un programme, d'une commande :</text:span></text:p>
            <text:p/>
            <text:p><text:s/><text:span text:style-name="T15">nom_du_programme</text:span><text:span text:style-name="T16"> [</text:span><text:span text:style-name="T15">OPTION(S)</text:span><text:span text:style-name="T16">] [</text:span><text:span text:style-name="T15">ARGUMENT(S)</text:span><text:span text:style-name="T16">]</text:span></text:p>
            <text:p><text:span text:style-name="T17"/></text:p>
            <text:p text:style-name="P7"><text:span text:style-name="T17"/></text:p>
            <text:p text:style-name="P7"><text:span text:style-name="T17">OPTION(S) -&gt; Modification du comportement du programme </text:span></text:p>
            <text:p text:style-name="P7"><text:span text:style-name="T17">ARGUMENT(S) -&gt; Sur quoi va travailler la comma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3">2. Quelques commandes de base</text:span></text:p>
          </draw:text-box>
        </draw:frame>
        <draw:frame presentation:style-name="pr7" draw:text-style-name="P8" draw:layer="layout" svg:width="25.199cm" svg:height="12.179cm" svg:x="1.401cm" svg:y="5.621cm" presentation:class="subtitle" presentation:user-transformed="true">
          <draw:text-box>
            <text:p text:style-name="P7"><text:span text:style-name="T18">À retenir D'URGENCE: </text:span><text:span text:style-name="T19">le manuel</text:span><text:span text:style-name="T18"> !</text:span></text:p>
            <text:p text:style-name="P7"><text:span text:style-name="T18"/></text:p>
            <text:p text:style-name="P7"><text:span text:style-name="T18">Comment l'utiliser : `man` + nom_de_commande</text:span><text:span text:style-name="T18"><text:line-break/></text:span><text:span text:style-name="T18"><text:line-break/></text:span><text:span text:style-name="T18">Peut être compliqué à utiliser ; disponible en Français pour certaines commandes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3">2. Quelques commandes de ba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0">`ls` → Permet de lister tous les fichiers / dossiers d'un répertoire</text:span></text:p>
              </text:list-item>
              <text:list-item>
                <text:p><text:span text:style-name="T10">`pwd` → Permet d'afficher le chemin actuel</text:span></text:p>
              </text:list-item>
              <text:list-item>
                <text:p><text:span text:style-name="T10">`cd` → Permet de changer de répertoire</text:span></text:p>
              </text:list-item>
              <text:list-item>
                <text:p><text:span text:style-name="T10">`touch` → Permet de modifier les données d'entrée du fichier</text:span></text:p>
              </text:list-item>
              <text:list-item>
                <text:p><text:span text:style-name="T10">`mkdir` → Permet de créer un nouveau répertoire</text:span></text:p>
              </text:list-item>
              <text:list-item>
                <text:p><text:span text:style-name="T10">`</text:span><text:span text:style-name="T20">rm</text:span><text:span text:style-name="T10">` → Permet d'</text:span><text:span text:style-name="T20">effacer</text:span><text:span text:style-name="T10"> des fichiers et dossiers</text:span></text:p>
              </text:list-item>
              <text:list-item>
                <text:p><text:span text:style-name="T10">`grep` → Permet de rechercher un fichier ou un mot dans le système utilis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3">2. Quelques commandes de ba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`cp` → Permet de copier un fichier ou répertoire</text:p>
              </text:list-item>
              <text:list-item>
                <text:p>`mv` → Permet de déplacer ou renommer un fichier ou répertoire</text:p>
              </text:list-item>
              <text:list-item>
                <text:p>`cat` → Permet d'afficher un fichier (sortie standard sans interruption)</text:p>
              </text:list-item>
              <text:list-item>
                <text:p>`less` → Permet d'afficher un fichier (avec interruption)</text:p>
              </text:list-item>
              <text:list-item>
                <text:p>`head` → Permet d'afficher le début d'un fichier</text:p>
              </text:list-item>
              <text:list-item>
                <text:p>`tail` → Permet d'afficher la fin d'un fich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3">2. Quelques commandes de ba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`w` → Permet de savoir « qui fait quoi »</text:p>
              </text:list-item>
              <text:list-item>
                <text:p>`whoami` → Permet de savoir qui est l'utilisateur du système à l'instant 't' (son nom d'utilisateur)</text:p>
              </text:list-item>
              <text:list-item>
                <text:p>`ps` → Permet de lister tous les processus (voir `top` qui est dynamique)</text:p>
              </text:list-item>
              <text:list-item>
                <text:p>`uname` → Permet de savoir sur quel système l'on se trouve (Linux Debian, Linux Archlinux, etc...)</text:p>
              </text:list-item>
              <text:list-item>
                <text:p>`acpi` → Permet connaître certaines caractéristiques de sa machine physique à l'instant 't' (batterie, température, etc...)</text:p>
              </text:list-item>
              <text:list-item>
                <text:p>`apropos` → <text:s/>Permet de trouver une comman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><text:span text:style-name="T12">3. Les flux de redir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. Les flux de redirection</text:p>
          </draw:text-box>
        </draw:frame>
        <draw:frame presentation:style-name="pr7" draw:layer="layout" svg:width="25.199cm" svg:height="12.179cm" svg:x="1.4cm" svg:y="5.621cm" presentation:class="subtitle" presentation:user-transformed="true">
          <draw:text-box>
            <text:p>Notion très importante !</text:p>
            <text:p/>
            <text:p>Permet de faire des accords entre des sorties de commandes, pour faire des scripts beaucoup plus efficaces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Les flux de redirection</text:p>
          </draw:text-box>
        </draw:frame>
        <draw:frame presentation:style-name="pr5" draw:layer="layout" svg:width="25.199cm" svg:height="12.179cm" svg:x="1.401cm" svg:y="6.221cm" presentation:class="outline" presentation:user-transformed="true">
          <draw:text-box>
            <text:list text:style-name="L2">
              <text:list-header>
                <text:p>La redirection de résultat dans un fichier</text:p>
              </text:list-header>
              <text:list-item>
                <text:p>&gt;</text:p>
                <text:p>Imprimer la sortie standard dans un fichier</text:p>
              </text:list-item>
              <text:list-item>
                <text:p>&gt;&gt;<text:line-break/>Imprimer la sortie standard en fin de fichi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Les flux de redirection</text:p>
          </draw:text-box>
        </draw:frame>
        <draw:frame presentation:style-name="pr5" draw:layer="layout" svg:width="25.199cm" svg:height="12.179cm" svg:x="1.4cm" svg:y="6.421cm" presentation:class="outline" presentation:user-transformed="true">
          <draw:text-box>
            <text:list text:style-name="L2">
              <text:list-header>
                <text:p>La lecture d'entrée standard ou de fichier dans le terminal</text:p>
              </text:list-header>
              <text:list-item>
                <text:p>&lt;<text:line-break/>On entre d'où vient l'entrée que l'on envoie dans la commande</text:p>
              </text:list-item>
              <text:list-item>
                <text:p>&lt;&lt;<text:line-break/>Lecture depuis le clavier <text:span text:style-name="T5">progressivement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3. Les flux de redir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|<text:line-break/><text:line-break/>Les « tubes » (« pipes ») sont très utilisés en flux de redirection.<text:line-break/><text:line-break/>Utilisés pour chaîner les commandes.<text:line-break/><text:line-break/><text:span text:style-name="T21">Ex le plus connu</text:span><text:span text:style-name="T10"> : `ps -aux | grep &lt;comm.&gt;`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01cm" svg:y="6.821cm" presentation:class="outline" presentation:user-transformed="true">
          <draw:text-box>
            <text:list text:style-name="L2">
              <text:list-item>
                <text:p>La ligne de commande, un outil flexible et très puissant</text:p>
              </text:list-item>
              <text:list-item>
                <text:p>Le terminal sert à reprendre le contrôle sur son ordinateur</text:p>
              </text:list-item>
              <text:list-item>
                <text:p>Nécessité de maîtriser un peu plus chaque jour la ligne de commande</text:p>
              </text:list-item>
              <text:list-item>
                <text:p>Les scripts She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phie<text:tab/></text:p>
          </draw:text-box>
        </draw:frame>
        <draw:frame presentation:style-name="pr5" draw:layer="layout" svg:width="25.199cm" svg:height="12.179cm" svg:x="1.4cm" svg:y="4.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22">Linux: L'essentiel du code et des commandes</text:span>, <text:span text:style-name="T5">Scott Granneman</text:span></text:p>
              </text:list-item>
              <text:list-item>
                <text:p><text:span text:style-name="T22">Ligne de commande</text:span> (<text:span text:style-name="T5">Linux Pratique Hors-Série n°27</text:span>)</text:p>
              </text:list-item>
              <text:list-item>
                <text:p><text:span text:style-name="T7">Unix – pour aller plus loin avec la ligne de commande</text:span> <text:span text:style-name="T5">Vincent Lozano</text:span> (Disponible sur <text:span text:style-name="T9">framabook</text:span> : http://framabook.org/unix-pour-aller-plus-loin-avec-la-ligne-de-commande/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32">
        <office:forms form:automatic-focus="false" form:apply-design-mode="false"/>
        <draw:frame presentation:style-name="pr9" draw:text-style-name="P9" draw:layer="layout" svg:width="25.199cm" svg:height="16.256cm" svg:x="1.4cm" svg:y="0.837cm" presentation:class="subtitle">
          <draw:text-box>
            <text:p><text:span text:style-name="T23">MERCI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DejaVu Sans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1T20:27:40.637665763</meta:creation-date>
    <dc:date>2013-10-13T08:50:31.115346658</dc:date>
    <meta:editing-duration>PT2H51M10S</meta:editing-duration>
    <meta:editing-cycles>65</meta:editing-cycles>
    <meta:generator>LibreOffice/4.1.2.3$Linux_X86_64 LibreOffice_project/410m0$Build-3</meta:generator>
    <meta:document-statistic meta:object-count="105"/>
  </office:meta>
</office:document-meta>
</file>